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F" svg:font-family="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99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263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738cm" fo:break-before="auto" style:use-optimal-row-height="true"/>
    </style:style>
    <style:style style:name="ro13" style:family="table-row">
      <style:table-row-properties style:row-height="4.47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ce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2a6099"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name-asian="Times New Roman" style:font-size-asian="10pt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Times New Roman" style:font-size-asian="10pt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2e74b5" style:font-name="Ubuntu" fo:font-size="10pt" style:font-name-asian="Times New Roman" style:font-size-asian="10pt" style:language-asian="ar" style:country-asian="SA" style:font-name-complex="DejaVu Sans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Times New Roman" style:font-size-asian="10pt" style:font-name-complex="DejaVu Sans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name-asian="Times New Roman" style:font-size-asian="10pt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 fo:border="0.06pt solid #000000"/>
      <style:text-properties style:font-name="Ubuntu" fo:font-size="10pt" style:font-size-asian="10pt" style:font-size-complex="10pt"/>
    </style:style>
    <style:style style:name="ce10" style:family="table-cell" style:parent-style-name="Default">
      <style:table-cell-properties fo:background-color="#ffffd7" fo:wrap-option="wrap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name-asian="Times New Roman" style:font-size-asian="10pt" style:font-weight-asian="bold" style:font-name-complex="DejaVu Sans" style:font-size-complex="10pt" style:language-complex="none" style:country-complex="none" style:font-weight-complex="bold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Times New Roman" style:font-size-asian="10pt" style:language-asian="ar" style:country-asian="SA" style:font-name-complex="DejaVu Sans" style:font-size-complex="10pt" style:language-complex="none" style:country-complex="none"/>
    </style:style>
    <style:style style:name="ce14" style:family="table-cell" style:parent-style-name="Default">
      <style:table-cell-properties fo:wrap-option="wrap"/>
      <style:text-properties style:font-name="Ubuntu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language="en" fo:country="US" style:font-name-asian="Times New Roman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name-complex="DejaVu Sans" style:font-size-complex="10pt" style:language-complex="none" style:country-complex="none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fo:language="en" fo:country="US" fo:font-style="normal" style:font-name-asian="Times New Roman" style:font-size-asian="10pt" style:font-style-asian="normal" style:font-size-complex="10pt" style:font-style-complex="normal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2e74b5" style:font-name="Ubuntu" fo:font-size="10pt" fo:language="en" fo:country="US" fo:font-weight="bold" style:font-name-asian="Times New Roman" style:font-size-asian="10pt" style:language-asian="ar" style:country-asian="SA" style:font-weight-asian="bold" style:font-name-complex="DejaVu Sans" style:font-size-complex="10pt" style:language-complex="none" style:country-complex="none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3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name-asian="Times New Roman" style:font-size-asian="10pt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38135" style:font-name="Ubuntu" fo:font-size="10pt" fo:font-style="normal" style:font-name-asian="Times New Roman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38135" style:font-name="Ubuntu" fo:font-size="10pt" style:font-name-asian="Times New Roman" style:font-size-asian="10pt" style:font-name-complex="DejaVu Sans" style:font-size-complex="10pt" style:language-complex="none" style:country-complex="none"/>
    </style:style>
    <style:style style:name="T1" style:family="text">
      <style:text-properties fo:language="ru" fo:country="RU" style:font-size-asian="16pt" style:language-asian="ar" style:country-asian="SA" style:font-weight-complex="normal" style:font-weight-asian="normal" style:font-name-asian="Times New Roman" fo:font-weight="normal"/>
    </style:style>
    <style:style style:name="T2" style:family="text">
      <style:text-properties style:font-size-asian="16pt" style:language-asian="ar" style:country-asian="SA" style:font-weight-complex="normal" style:font-weight-asian="normal" style:font-name-asian="Times New Roman" fo:font-weight="normal" fo:language="en" fo:country="US"/>
    </style:style>
    <style:style style:name="T3" style:family="text">
      <style:text-properties style:font-size-asian="16pt" style:language-asian="ar" style:country-asian="SA" style:font-weight-complex="normal" style:font-weight-asian="normal" style:font-name-asian="Times New Roman" fo:font-weight="normal" fo:language="ru" fo:country="RU"/>
    </style:style>
    <style:style style:name="T4" style:family="text">
      <style:text-properties style:font-name="Ubuntu" fo:font-size="10pt" style:font-size-asian="10pt" style:font-size-complex="10pt"/>
    </style:style>
    <style:style style:name="T5" style:family="text">
      <style:text-properties fo:language="en" fo:country="US" style:font-name-asian="Times New Roman" style:font-name="Ubuntu" fo:font-size="10pt" style:font-size-asian="10pt" style:font-size-complex="10pt"/>
    </style:style>
    <style:style style:name="T6" style:family="text">
      <style:text-properties style:language-asian="ar" style:country-asian="SA" style:font-name-asian="Times New Roman" style:font-weight-complex="normal" fo:font-weight="normal" fo:language="ru" fo:country="RU" style:font-weight-asian="normal" style:font-size-asian="16pt"/>
    </style:style>
    <style:style style:name="T7" style:family="text">
      <style:text-properties style:language-asian="ar" style:country-asian="SA" style:font-name-asian="Times New Roman" style:font-weight-complex="normal" fo:font-weight="normal" style:font-weight-asian="normal" style:font-size-asian="16pt" fo:language="en" fo:country="US"/>
    </style:style>
    <style:style style:name="T8" style:family="text">
      <style:text-properties style:language-asian="ar" style:country-asian="SA" style:font-name-asian="Times New Roman" style:font-weight-complex="normal" fo:font-weight="normal" style:font-weight-asian="normal" style:font-size-asian="16pt" fo:language="ru" fo:country="RU"/>
    </style:style>
    <style:style style:name="T9" style:family="text">
      <style:text-properties style:use-window-font-color="true" style:font-name="Calibri" fo:font-size="11pt" style:language-asian="zh" style:country-asian="CN" style:font-name-asian="Times New Roman" style:font-size-asian="11pt" fo:language="ru" fo:country="RU"/>
    </style:style>
    <style:style style:name="T10" style:family="text">
      <style:text-properties style:font-name-asian="Times New Roman" style:font-name="Ubuntu" fo:font-size="10pt" style:font-size-asian="10pt" style:font-size-complex="10pt"/>
    </style:style>
    <style:style style:name="T11" style:family="text">
      <style:text-properties style:language-asian="zh" style:country-asian="CN" style:font-name-asian="Times New Roman" style:use-window-font-color="true" fo:language="en" fo:country="US" style:font-name="Ubuntu" fo:font-size="10pt" style:font-size-asian="10pt" style:font-size-complex="10pt"/>
    </style:style>
    <style:style style:name="T12" style:family="text">
      <style:text-properties style:font-name-asian="Times New Roman" style:font-name="Ubuntu" fo:font-size="10pt" style:font-size-asian="10pt" style:font-size-complex="10pt" style:language-asian="zh" style:country-asian="CN" fo:language="en" fo:country="US" style:use-window-font-color="true"/>
    </style:style>
    <style:style style:name="T13" style:family="text">
      <style:text-properties style:font-name-asian="Times New Roman" style:font-name="Ubuntu" fo:font-size="10pt" style:font-size-asian="10pt" style:font-size-complex="10pt" style:use-window-font-color="true" fo:language="en" fo:country="US" style:language-asian="zh" style:country-asian="CN"/>
    </style:style>
    <style:style style:name="T14" style:family="text">
      <style:text-properties style:font-name="Ubuntu" fo:font-size="10pt" style:font-name-asian="Times New Roman" style:font-size-asian="10pt" style:font-size-complex="10pt"/>
    </style:style>
    <style:style style:name="T15" style:family="text">
      <style:text-properties style:font-name="Ubuntu" fo:font-size="10pt" style:font-name-asian="Times New Roman" style:font-size-asian="10pt" style:font-size-complex="10pt" fo:language="ru" fo:country="RU" style:language-asian="zh" style:country-asian="CN" fo:color="#ff0000"/>
    </style:style>
    <style:style style:name="T16" style:family="text">
      <style:text-properties style:font-name="Ubuntu" fo:font-size="10pt" style:font-name-asian="Times New Roman" style:font-size-asian="10pt" style:font-size-complex="10pt" fo:language="ru" fo:country="RU" style:language-asian="zh" style:country-asian="CN" style:font-style-complex="italic" fo:color="#538135" style:font-style-asian="italic" fo:font-style="italic"/>
    </style:style>
    <style:style style:name="T17" style:family="text">
      <style:text-properties style:font-name="Ubuntu" fo:font-size="10pt" style:font-name-asian="Times New Roman" style:font-size-asian="10pt" style:font-size-complex="10pt" style:language-asian="zh" style:country-asian="CN" style:font-style-complex="italic" fo:color="#538135" style:font-style-asian="italic" fo:font-style="italic" fo:language="en" fo:country="US"/>
    </style:style>
    <style:style style:name="T18" style:family="text">
      <style:text-properties style:font-name="Ubuntu" fo:font-size="10pt" style:font-name-asian="Times New Roman" style:font-size-asian="10pt" style:font-size-complex="10pt" style:language-asian="zh" style:country-asian="CN" style:font-style-complex="italic" fo:color="#538135" style:font-style-asian="italic" fo:font-style="italic" fo:language="ru" fo:country="RU"/>
    </style:style>
    <style:style style:name="T19" style:family="text">
      <style:text-properties style:font-name="Ubuntu" fo:font-size="10pt" style:font-name-asian="Times New Roman" style:font-size-asian="10pt" style:font-size-complex="10pt" style:use-window-font-color="true" fo:language="en" fo:country="US" style:language-asian="zh" style:country-asian="CN"/>
    </style:style>
    <style:style style:name="T20" style:family="text">
      <style:text-properties style:font-name="Ubuntu" fo:font-size="10pt" style:font-name-asian="Times New Roman" style:font-size-asian="10pt" style:font-size-complex="10pt" fo:language="en" fo:country="US" style:language-asian="zh" style:country-asian="CN" fo:color="#ff0000"/>
    </style:style>
    <style:style style:name="T21" style:family="text">
      <style:text-properties style:font-name="Ubuntu" fo:font-size="10pt" style:font-name-asian="Times New Roman" style:font-size-asian="10pt" style:font-size-complex="10pt" fo:language="en" fo:country="US" style:language-asian="zh" style:country-asian="CN" style:use-window-font-color="true"/>
    </style:style>
    <style:style style:name="T22" style:family="text">
      <style:text-properties style:font-name="Ubuntu" fo:font-size="10pt" style:font-name-asian="Times New Roman" style:font-size-asian="10pt" style:font-size-complex="10pt" fo:language="en" fo:country="US" style:language-asian="zh" style:country-asian="CN" fo:color="#0070c0"/>
    </style:style>
    <style:style style:name="T23" style:family="text">
      <style:text-properties style:font-name="Ubuntu" fo:font-size="10pt" style:font-name-asian="Times New Roman" style:font-size-asian="10pt" style:font-size-complex="10pt" style:use-window-font-color="true" style:language-asian="zh" style:country-asian="CN" fo:language="en" fo:country="US"/>
    </style:style>
    <style:style style:name="T24" style:family="text">
      <style:text-properties fo:language="en" fo:country="US" style:font-name-asian="Times New Roman" style:font-name="Ubuntu" fo:font-size="10pt" style:font-size-asian="10pt" style:font-size-complex="10pt" fo:color="#ff0000" style:language-asian="zh" style:country-asian="CN"/>
    </style:style>
    <style:style style:name="T25" style:family="text">
      <style:text-properties fo:language="en" fo:country="US" style:font-name-asian="Times New Roman" style:font-name="Ubuntu" fo:font-size="10pt" style:font-size-asian="10pt" style:font-size-complex="10pt" fo:color="#0070c0" style:language-asian="zh" style:country-asian="CN"/>
    </style:style>
    <style:style style:name="T26" style:family="text">
      <style:text-properties style:font-name="Ubuntu" fo:font-size="10pt" style:font-name-asian="Times New Roman" style:font-size-asian="10pt" style:font-size-complex="10pt" fo:color="#ff0000" style:language-asian="zh" style:country-asian="CN" fo:language="en" fo:country="US"/>
    </style:style>
    <style:style style:name="T27" style:family="text">
      <style:text-properties style:font-name="Ubuntu" fo:font-size="10pt" style:font-name-asian="Times New Roman" style:font-size-asian="10pt" style:font-size-complex="10pt" fo:color="#0070c0"/>
    </style:style>
    <style:style style:name="T28" style:family="text">
      <style:text-properties style:font-name="Ubuntu" fo:font-size="10pt" style:font-name-asian="Times New Roman" style:font-size-asian="10pt" style:font-size-complex="10pt" style:language-asian="zh" style:country-asian="CN" style:use-window-font-color="true" fo:language="ru" fo:country="RU"/>
    </style:style>
    <style:style style:name="T29" style:family="text">
      <style:text-properties style:language-asian="zh" style:country-asian="CN" style:use-window-font-color="true" style:font-name="Ubuntu" fo:language="ru" fo:country="RU" fo:font-size="10pt" style:font-name-asian="Times New Roman" style:font-size-asian="10pt" style:font-size-complex="10pt"/>
    </style:style>
    <style:style style:name="T30" style:family="text">
      <style:text-properties style:language-asian="zh" style:country-asian="CN" style:font-name="Ubuntu" fo:font-size="10pt" style:font-name-asian="Times New Roman" style:font-size-asian="10pt" style:font-size-complex="10pt" fo:color="#ff0000" fo:language="en" fo:country="US"/>
    </style:style>
    <style:style style:name="T31" style:family="text">
      <style:text-properties style:language-asian="zh" style:country-asian="CN" style:font-name="Ubuntu" fo:font-size="10pt" style:font-name-asian="Times New Roman" style:font-size-asian="10pt" style:font-size-complex="10pt" fo:language="en" fo:country="US" fo:color="#0070c0"/>
    </style:style>
    <style:style style:name="T32" style:family="text">
      <style:text-properties style:language-asian="zh" style:country-asian="CN" style:font-name="Ubuntu" fo:font-size="10pt" style:font-name-asian="Times New Roman" style:font-size-asian="10pt" style:font-size-complex="10pt" style:use-window-font-color="true" fo:language="ru" fo:country="RU"/>
    </style:style>
    <style:style style:name="T33" style:family="text">
      <style:text-properties style:language-asian="zh" style:country-asian="CN" style:font-name="Ubuntu" fo:font-size="10pt" style:font-name-asian="Times New Roman" style:font-size-asian="10pt" style:font-size-complex="10pt" fo:language="ru" fo:country="RU" style:use-window-font-color="true"/>
    </style:style>
    <style:style style:name="T34" style:family="text">
      <style:text-properties style:language-asian="zh" style:country-asian="CN" style:font-name="Ubuntu" fo:font-size="10pt" style:font-name-asian="Times New Roman" style:font-size-asian="10pt" style:font-size-complex="10pt" fo:color="#0070c0" fo:language="en" fo:country="US"/>
    </style:style>
    <style:style style:name="T35" style:family="text">
      <style:text-properties style:font-style-complex="italic" style:font-style-asian="italic" style:font-name-asian="Times New Roman" fo:font-style="italic" fo:color="#538135" style:language-asian="zh" style:country-asian="CN" fo:language="en" fo:country="US" style:font-name="Ubuntu" fo:font-size="10pt" style:font-size-asian="10pt" style:font-size-complex="10pt"/>
    </style:style>
    <style:style style:name="T36" style:family="text">
      <style:text-properties style:language-asian="zh" style:country-asian="CN" style:use-window-font-color="true" fo:language="ru" fo:country="RU" style:font-name-asian="Times New Roman" style:font-name="Ubuntu" fo:font-size="10pt" style:font-size-asian="10pt" style:font-size-complex="10pt"/>
    </style:style>
    <style:style style:name="T37" style:family="text">
      <style:text-properties style:language-asian="zh" style:country-asian="CN" style:use-window-font-color="true" style:font-name-asian="Times New Roman" style:font-name="Ubuntu" fo:font-size="10pt" style:font-size-asian="10pt" style:font-size-complex="10pt" fo:language="en" fo:country="US"/>
    </style:style>
    <style:style style:name="T38" style:family="text">
      <style:text-properties style:language-asian="zh" style:country-asian="CN" style:use-window-font-color="true" style:font-name-asian="Times New Roman" style:font-name="Ubuntu" fo:font-size="10pt" style:font-size-asian="10pt" style:font-size-complex="10pt" fo:language="ru" fo:country="RU"/>
    </style:style>
    <style:style style:name="T39" style:family="text">
      <style:text-properties fo:font-size="10pt" style:font-size-asian="10pt" style:font-weight-complex="normal" style:font-style-asian="normal" style:font-style-complex="normal" fo:text-shadow="none" style:font-relief="none" fo:font-weight="normal" style:language-complex="hi" style:country-complex="IN" style:text-outline="false" fo:language="en" fo:country="US" style:language-asian="zh" style:country-asian="CN" style:text-line-through-mode="continuous" style:text-line-through-type="none" style:text-underline-style="none" style:text-underline-color="font-color" style:text-emphasize="none" style:font-name-asian="Times New Roman" style:text-overline-style="none" style:text-overline-color="font-color" fo:font-style="normal" style:font-weight-asian="normal" style:font-name="Ubuntu" style:font-name-complex="Lohit Devanagari" style:font-size-complex="10pt"/>
    </style:style>
    <style:style style:name="T40" style:family="text">
      <style:text-properties fo:font-size="10pt" style:font-size-asian="10pt" style:font-weight-complex="normal" style:font-style-asian="normal" style:font-style-complex="normal" fo:text-shadow="none" style:font-relief="none" fo:font-weight="normal" style:language-complex="hi" style:country-complex="IN" style:text-outline="false" style:language-asian="zh" style:country-asian="CN" style:text-line-through-mode="continuous" style:text-line-through-type="none" style:text-underline-style="none" style:text-underline-color="font-color" style:text-emphasize="none" style:font-name-asian="Times New Roman" style:text-overline-style="none" style:text-overline-color="font-color" fo:font-style="normal" style:font-weight-asian="normal" style:font-name="Ubuntu" style:font-name-complex="Lohit Devanagari" style:font-size-complex="10pt" fo:language="ru" fo:country="RU"/>
    </style:style>
    <style:style style:name="T41" style:family="text">
      <style:text-properties fo:font-size="10pt" style:font-size-asian="10pt" style:font-weight-complex="normal" style:font-style-asian="normal" style:font-style-complex="normal" fo:text-shadow="none" style:font-relief="none" fo:font-weight="normal" style:language-complex="hi" style:country-complex="IN" style:text-outline="false" style:language-asian="zh" style:country-asian="CN" style:text-line-through-mode="continuous" style:text-line-through-type="none" style:text-underline-style="none" style:text-underline-color="font-color" style:text-emphasize="none" style:font-name-asian="Times New Roman" style:text-overline-style="none" style:text-overline-color="font-color" fo:font-style="normal" style:font-weight-asian="normal" style:font-name="Ubuntu" style:font-name-complex="Lohit Devanagari" style:font-size-complex="10pt" fo:language="en" fo:country="US"/>
    </style:style>
    <style:style style:name="T42" style:family="text">
      <style:text-properties fo:font-size="10pt" style:font-size-asian="10pt" style:language-asian="zh" style:country-asian="CN" style:use-window-font-color="true" fo:font-weight="normal" style:text-underline-style="none" style:text-underline-color="font-color" style:text-line-through-type="none" fo:font-style="normal" style:text-outline="false" fo:text-shadow="none" style:font-name-asian="Times New Roman" style:text-line-through-mode="continuous"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fo:language="en" fo:country="US" style:font-name-complex="Lohit Devanagari" style:language-complex="hi" style:country-complex="IN" style:font-size-complex="10pt"/>
    </style:style>
    <style:style style:name="T43" style:family="text">
      <style:text-properties fo:font-size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font-name-asian="Times New Roman" style:text-line-through-mode="continuous"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size-complex="10pt" fo:language="ru" fo:country="RU"/>
    </style:style>
    <style:style style:name="T44" style:family="text">
      <style:text-properties fo:font-size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font-name-asian="Times New Roman" style:text-line-through-mode="continuous"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size-complex="10pt" style:use-window-font-color="true" fo:language="en" fo:country="US"/>
    </style:style>
    <style:style style:name="T45" style:family="text">
      <style:text-properties style:font-name-complex="Lohit Devanagari" style:font-size-asian="10pt" style:font-name="Ubuntu" style:font-name-asian="Times New Roman" style:text-overline-style="none" style:text-overline-color="font-color" style:font-relief="none" style:text-emphasize="none" style:font-style-complex="normal" style:font-style-asian="normal" style:font-weight-complex="normal" style:font-weight-asian="normal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 style:font-size-complex="10pt"/>
    </style:style>
    <style:style style:name="T46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style:use-window-font-color="true" fo:font-style="normal" fo:font-weight="normal" style:font-weight-complex="normal" style:text-line-through-mode="continuous" fo:language="en" fo:country="US" style:text-overline-style="none" style:text-overline-color="font-color" style:font-name="Ubuntu" style:language-asian="zh" style:country-asian="CN" style:font-size-complex="10pt"/>
    </style:style>
    <style:style style:name="T47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fo:language="en" fo:country="US" style:text-overline-style="none" style:text-overline-color="font-color" style:font-name="Ubuntu" style:language-asian="zh" style:country-asian="CN" style:font-size-complex="10pt" fo:color="#ff0000"/>
    </style:style>
    <style:style style:name="T48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fo:language="en" fo:country="US" style:text-overline-style="none" style:text-overline-color="font-color" style:font-name="Ubuntu" style:language-asian="zh" style:country-asian="CN" style:font-size-complex="10pt" style:use-window-font-color="true"/>
    </style:style>
    <style:style style:name="T49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fo:language="en" fo:country="US" style:text-overline-style="none" style:text-overline-color="font-color" style:font-name="Ubuntu" style:language-asian="zh" style:country-asian="CN" style:font-size-complex="10pt" fo:color="#0070c0"/>
    </style:style>
    <style:style style:name="T50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style:text-overline-style="none" style:text-overline-color="font-color" style:font-name="Ubuntu" style:language-asian="zh" style:country-asian="CN" style:font-size-complex="10pt" fo:color="#0070c0" fo:language="ru" fo:country="RU"/>
    </style:style>
    <style:style style:name="T51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style:text-overline-style="none" style:text-overline-color="font-color" style:font-name="Ubuntu" style:language-asian="zh" style:country-asian="CN" style:font-size-complex="10pt" style:use-window-font-color="true" fo:language="en" fo:country="US"/>
    </style:style>
    <style:style style:name="T52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style:text-overline-style="none" style:text-overline-color="font-color" style:font-name="Ubuntu" style:language-asian="zh" style:country-asian="CN" style:font-size-complex="10pt" fo:language="en" fo:country="US" fo:color="#ff0000"/>
    </style:style>
    <style:style style:name="T53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style:text-overline-style="none" style:text-overline-color="font-color" style:font-name="Ubuntu" style:language-asian="zh" style:country-asian="CN" style:font-size-complex="10pt" fo:language="en" fo:country="US" style:use-window-font-color="true"/>
    </style:style>
    <style:style style:name="T54" style:family="text">
      <style:text-properties fo:font-size="10pt" style:font-size-asian="10pt" style:font-weight-asian="normal" style:font-relief="none" style:text-emphasize="none" style:font-name-asian="Times New Roman" style:text-line-through-type="none" style:language-complex="hi" style:country-complex="IN" fo:text-shadow="none" style:text-outline="false" style:text-underline-style="none" style:text-underline-color="font-color" style:font-name-complex="Lohit Devanagari" style:font-style-asian="normal" style:font-style-complex="normal" fo:font-style="normal" fo:font-weight="normal" style:font-weight-complex="normal" style:text-line-through-mode="continuous" style:text-overline-style="none" style:text-overline-color="font-color" style:font-name="Ubuntu" style:language-asian="zh" style:country-asian="CN" style:font-size-complex="10pt" fo:language="en" fo:country="US" fo:color="#0070c0"/>
    </style:style>
    <style:style style:name="T55" style:family="text">
      <style:text-properties style:language-asian="zh" style:country-asian="CN" fo:language="en" fo:country="US" style:use-window-font-color="true" style:font-name="Ubuntu" fo:font-size="10pt" style:font-name-asian="Times New Roman" style:font-size-asian="10pt" style:font-size-complex="10pt"/>
    </style:style>
    <style:style style:name="T56" style:family="text">
      <style:text-properties style:language-asian="zh" style:country-asian="CN" fo:language="en" fo:country="US" style:font-name="Ubuntu" fo:font-size="10pt" style:font-name-asian="Times New Roman" style:font-size-asian="10pt" style:font-size-complex="10pt" fo:color="#ff0000"/>
    </style:style>
    <style:style style:name="T57" style:family="text">
      <style:text-properties style:language-asian="zh" style:country-asian="CN" fo:language="en" fo:country="US" style:font-name="Ubuntu" fo:font-size="10pt" style:font-name-asian="Times New Roman" style:font-size-asian="10pt" style:font-size-complex="10pt" style:use-window-font-color="true"/>
    </style:style>
    <style:style style:name="T58" style:family="text">
      <style:text-properties style:language-asian="zh" style:country-asian="CN" fo:language="en" fo:country="US" style:font-name="Ubuntu" fo:font-size="10pt" style:font-name-asian="Times New Roman" style:font-size-asian="10pt" style:font-size-complex="10pt" fo:color="#0070c0"/>
    </style:style>
    <style:style style:name="T59" style:family="text">
      <style:text-properties style:language-asian="zh" style:country-asian="CN" fo:language="en" fo:country="US" style:font-name="Ubuntu" style:font-name-asian="Times New Roman" fo:font-size="10pt" style:use-window-font-color="true" style:font-size-asian="10pt" style:font-size-complex="10pt"/>
    </style:style>
    <style:style style:name="T60" style:family="text">
      <style:text-properties style:language-asian="zh" style:country-asian="CN" fo:language="en" fo:country="US" style:font-name="Ubuntu" style:font-name-asian="Times New Roman" fo:font-size="10pt" style:font-size-asian="10pt" style:font-size-complex="10pt" fo:color="#ff0000"/>
    </style:style>
    <style:style style:name="T61" style:family="text">
      <style:text-properties style:language-asian="zh" style:country-asian="CN" fo:language="en" fo:country="US" style:font-name="Ubuntu" style:font-name-asian="Times New Roman" fo:font-size="10pt" style:font-size-asian="10pt" style:font-size-complex="10pt" style:use-window-font-color="true"/>
    </style:style>
    <style:style style:name="T62" style:family="text">
      <style:text-properties style:language-asian="zh" style:country-asian="CN" fo:language="en" fo:country="US" style:font-name="Ubuntu" style:font-name-asian="Times New Roman" fo:font-size="10pt" style:font-size-asian="10pt" style:font-size-complex="10pt" fo:color="#0070c0"/>
    </style:style>
    <style:style style:name="T63" style:family="text">
      <style:text-properties style:language-asian="zh" style:country-asian="CN" style:font-name="Ubuntu" style:font-name-asian="Times New Roman" fo:font-size="10pt" style:font-size-asian="10pt" style:font-size-complex="10pt" fo:language="ru" fo:country="RU" fo:color="#0070c0"/>
    </style:style>
    <style:style style:name="T64" style:family="text">
      <style:text-properties style:language-asian="zh" style:country-asian="CN" style:font-name="Ubuntu" style:font-name-asian="Times New Roman" fo:font-size="10pt" style:font-size-asian="10pt" style:font-size-complex="10pt" fo:language="en" fo:country="US" style:use-window-font-color="true"/>
    </style:style>
    <style:style style:name="T65" style:family="text">
      <style:text-properties style:language-asian="zh" style:country-asian="CN" style:font-name="Ubuntu" style:font-name-asian="Times New Roman" fo:font-size="10pt" style:font-size-asian="10pt" style:font-size-complex="10pt" fo:language="en" fo:country="US" fo:color="#ff0000"/>
    </style:style>
    <style:style style:name="T66" style:family="text">
      <style:text-properties style:language-asian="zh" style:country-asian="CN" style:font-name="Ubuntu" style:font-name-asian="Times New Roman" fo:font-size="10pt" style:font-size-asian="10pt" style:font-size-complex="10pt" fo:language="en" fo:country="US" fo:color="#0070c0"/>
    </style:style>
    <style:style style:name="T67" style:family="text">
      <style:text-properties style:font-name="Ubuntu" style:font-name-asian="Times New Roman" fo:font-size="10pt" style:font-size-asian="10pt" style:font-size-complex="10pt"/>
    </style:style>
    <style:style style:name="T68" style:family="text">
      <style:text-properties style:font-name="Ubuntu" style:font-name-asian="Times New Roman" fo:font-size="10pt" style:font-size-asian="10pt" style:font-size-complex="10pt" fo:language="en" fo:country="US" style:language-asian="zh" style:country-asian="CN" style:use-window-font-color="true"/>
    </style:style>
    <style:style style:name="T69" style:family="text">
      <style:text-properties style:font-name="Ubuntu" style:font-name-asian="Times New Roman" fo:font-size="10pt" style:font-size-asian="10pt" style:font-size-complex="10pt" style:use-window-font-color="true" fo:language="en" fo:country="US" style:language-asian="zh" style:country-asian="CN"/>
    </style:style>
    <style:style style:name="T70" style:family="text">
      <style:text-properties style:language-asian="zh" style:country-asian="CN" style:font-name-asian="Times New Roman" fo:language="en" fo:country="US" style:font-name="Ubuntu" fo:font-size="10pt" style:font-size-asian="10pt" style:font-size-complex="10pt" fo:color="#ff0000"/>
    </style:style>
    <style:style style:name="T71" style:family="text">
      <style:text-properties style:language-asian="zh" style:country-asian="CN" style:font-name-asian="Times New Roman" fo:language="en" fo:country="US" style:font-name="Ubuntu" fo:font-size="10pt" style:font-size-asian="10pt" style:font-size-complex="10pt" style:use-window-font-color="true"/>
    </style:style>
    <style:style style:name="T72" style:family="text">
      <style:text-properties style:language-asian="zh" style:country-asian="CN" style:font-name-asian="Times New Roman" fo:language="en" fo:country="US" style:font-name="Ubuntu" fo:font-size="10pt" style:font-size-asian="10pt" style:font-size-complex="10pt" fo:color="#0070c0"/>
    </style:style>
    <style:style style:name="T73" style:family="text">
      <style:text-properties style:font-name-asian="Times New Roman" style:font-name="Ubuntu" fo:font-size="10pt" style:font-size-asian="10pt" style:font-size-complex="10pt" fo:language="en" fo:country="US" style:language-asian="zh" style:country-asian="CN" style:use-window-font-color="true"/>
    </style:style>
    <style:style style:name="T74" style:family="text">
      <style:text-properties style:font-name-asian="Times New Roman" style:font-name="Ubuntu" fo:font-size="10pt" style:font-size-asian="10pt" style:font-size-complex="10pt" fo:color="#ff0000" style:language-asian="zh" style:country-asian="CN" fo:language="en" fo:country="US"/>
    </style:style>
    <style:style style:name="T75" style:family="text">
      <style:text-properties style:font-name-asian="Times New Roman" style:font-name="Ubuntu" fo:font-size="10pt" style:font-size-asian="10pt" style:font-size-complex="10pt" fo:color="#0070c0" style:language-asian="zh" style:country-asian="CN" fo:language="en" fo:country="US"/>
    </style:style>
    <style:style style:name="T76" style:family="text">
      <style:text-properties fo:language="en" fo:country="US" style:language-asian="zh" style:country-asian="CN" style:font-name-asian="Times New Roman" style:use-window-font-color="true" style:font-name="Ubuntu" fo:font-size="10pt" style:font-size-asian="10pt" style:font-size-complex="10pt"/>
    </style:style>
    <style:style style:name="T77" style:family="text">
      <style:text-properties fo:language="en" fo:country="US" style:language-asian="zh" style:country-asian="CN" style:font-name-asian="Times New Roman" style:font-name="Ubuntu" fo:font-size="10pt" style:font-size-asian="10pt" style:font-size-complex="10pt" fo:color="#ff0000"/>
    </style:style>
    <style:style style:name="T78" style:family="text">
      <style:text-properties fo:language="en" fo:country="US" style:language-asian="zh" style:country-asian="CN" style:font-name-asian="Times New Roman" style:font-name="Ubuntu" fo:font-size="10pt" style:font-size-asian="10pt" style:font-size-complex="10pt" style:use-window-font-color="true"/>
    </style:style>
    <style:style style:name="T79" style:family="text">
      <style:text-properties fo:language="en" fo:country="US" style:language-asian="zh" style:country-asian="CN" style:font-name-asian="Times New Roman" style:font-name="Ubuntu" fo:font-size="10pt" style:font-size-asian="10pt" style:font-size-complex="10pt" fo:color="#0070c0"/>
    </style:style>
    <style:style style:name="T80" style:family="text">
      <style:text-properties fo:language="en" fo:country="US" style:font-name-asian="Times New Roman" fo:color="#0070c0" style:language-asian="zh" style:country-asian="CN" style:font-name="Ubuntu" fo:font-size="10pt" style:font-size-asian="10pt" style:font-size-complex="10pt"/>
    </style:style>
    <style:style style:name="T81" style:family="text">
      <style:text-properties fo:language="en" fo:country="US" style:font-name-asian="Times New Roman" style:font-name="Ubuntu" fo:font-size="10pt" style:font-size-asian="10pt" style:font-size-complex="10pt" style:language-asian="zh" style:country-asian="CN" fo:color="#0070c0"/>
    </style:style>
    <style:style style:name="T82" style:family="text">
      <style:text-properties fo:color="#0070c0" style:language-asian="zh" style:country-asian="CN" fo:language="en" fo:country="US" style:font-name-asian="Times New Roman" style:font-name="Ubuntu" fo:font-size="10pt" style:font-size-asian="10pt" style:font-size-complex="10pt"/>
    </style:style>
    <style:style style:name="T83" style:family="text">
      <style:text-properties fo:language="en" fo:country="US" style:language-asian="zh" style:country-asian="CN" fo:color="#538135" fo:font-style="italic" style:font-name-asian="Times New Roman" style:font-style-asian="italic" style:font-style-complex="italic" style:font-name="Ubuntu" fo:font-size="10pt" style:font-size-asian="10pt" style:font-size-complex="10pt"/>
    </style:style>
    <style:style style:name="T84" style:family="text">
      <style:text-properties fo:color="#538135" fo:font-style="italic" style:font-name-asian="Times New Roman" style:font-style-asian="italic" style:font-style-complex="italic" style:font-name="Ubuntu" fo:font-size="10pt" style:font-size-asian="10pt" style:font-size-complex="10pt"/>
    </style:style>
    <style:style style:name="T85" style:family="text">
      <style:text-properties fo:language="en" fo:country="US" style:font-name-asian="Times New Roman" style:font-name="Ubuntu" fo:font-size="10pt" style:font-size-asian="10pt" style:font-size-complex="10pt" fo:color="#c45911" style:language-asian="zh" style:country-asian="CN"/>
    </style:style>
    <style:style style:name="T86" style:family="text">
      <style:text-properties fo:language="en" fo:country="US" fo:font-style="italic" style:language-asian="zh" style:country-asian="CN" style:font-name-asian="Times New Roman" style:font-style-asian="italic" fo:color="#538135" style:font-style-complex="italic" style:font-name="Ubuntu" fo:font-size="10pt" style:font-size-asian="10pt" style:font-size-complex="10pt"/>
    </style:style>
    <style:style style:name="T87" style:family="text">
      <style:text-properties fo:font-style="italic" style:font-name-asian="Times New Roman" style:font-style-asian="italic" fo:color="#538135" style:font-style-complex="italic" style:font-name="Ubuntu" fo:font-size="10pt" style:font-size-asian="10pt" style:font-size-complex="10pt"/>
    </style:style>
    <style:style style:name="T88" style:family="text">
      <style:text-properties fo:font-style="italic" style:font-name-asian="Times New Roman" style:font-style-asian="italic" fo:color="#538135" style:font-style-complex="italic" style:font-name="Ubuntu" fo:font-size="10pt" style:font-size-asian="10pt" style:font-size-complex="10pt" style:language-asian="zh" style:country-asian="CN" fo:language="en" fo:country="US"/>
    </style:style>
    <style:style style:name="T89" style:family="text">
      <style:text-properties style:font-name-asian="Times New Roman" fo:language="en" fo:country="US" style:font-name="Ubuntu" fo:font-size="10pt" style:font-size-asian="10pt" style:font-size-complex="10pt"/>
    </style:style>
    <style:style style:name="T90" style:family="text">
      <style:text-properties style:font-name-asian="Times New Roman" fo:language="en" fo:country="US" style:font-name="Ubuntu" fo:font-size="10pt" style:font-size-asian="10pt" style:font-size-complex="10pt" style:language-asian="zh" style:country-asian="CN" fo:color="#c45911"/>
    </style:style>
    <style:style style:name="T91" style:family="text">
      <style:text-properties style:font-name-asian="Times New Roman" fo:language="en" fo:country="US" style:font-name="Ubuntu" fo:font-size="10pt" style:font-size-asian="10pt" style:font-size-complex="10pt" fo:color="#0070c0" style:language-asian="zh" style:country-asian="CN"/>
    </style:style>
    <style:style style:name="T92" style:family="text">
      <style:text-properties style:font-name-asian="Times New Roman" fo:language="en" fo:country="US" style:font-name="Ubuntu" fo:font-size="10pt" style:font-size-asian="10pt" style:font-size-complex="10pt" fo:color="#ff0000" style:language-asian="zh" style:country-asian="CN"/>
    </style:style>
    <style:style style:name="T93" style:family="text">
      <style:text-properties style:font-name-asian="Times New Roman" fo:language="en" fo:country="US" style:font-name="Ubuntu" fo:font-size="10pt" style:font-size-asian="10pt" style:font-size-complex="10pt" fo:color="#c45911" style:language-asian="zh" style:country-asian="CN"/>
    </style:style>
    <style:style style:name="T94" style:family="text">
      <style:text-properties style:font-name-asian="Times New Roman" fo:color="#0070c0" style:language-asian="zh" style:country-asian="CN" fo:language="en" fo:country="US" style:font-name="Ubuntu" fo:font-size="10pt" style:font-size-asian="10pt" style:font-size-complex="10pt"/>
    </style:style>
    <style:style style:name="T95" style:family="text">
      <style:text-properties style:font-name-asian="Times New Roman" fo:language="en" fo:country="US" style:font-name="Ubuntu" fo:font-size="10pt" style:font-size-asian="10pt" style:font-size-complex="10pt" style:language-asian="zh" style:country-asian="CN" fo:color="#0070c0"/>
    </style:style>
    <style:style style:name="T96" style:family="text">
      <style:text-properties style:font-name="Calibri" fo:font-size="11pt" style:font-size-asian="11pt"/>
    </style:style>
    <style:style style:name="T97" style:family="text">
      <style:text-properties style:font-name="Calibri" fo:font-size="11pt" style:font-size-asian="11pt" style:use-window-font-color="true" fo:language="en" fo:country="US" style:language-asian="zh" style:country-asian="CN" style:font-name-asian="Times New Roman"/>
    </style:style>
    <style:style style:name="T98" style:family="text">
      <style:text-properties style:font-name="Calibri" fo:font-size="11pt" style:font-size-asian="11pt" style:use-window-font-color="true" style:language-asian="zh" style:country-asian="CN" style:font-name-asian="Times New Roman" fo:language="ru" fo:country="RU"/>
    </style:style>
    <style:style style:name="T99" style:family="text">
      <style:text-properties fo:font-style="italic" style:font-size-asian="11pt" fo:font-size="11pt" fo:color="#538135" style:font-style-asian="italic" style:font-name-asian="Times New Roman" style:font-name="Calibri" style:font-style-complex="italic"/>
    </style:style>
    <style:style style:name="T100" style:family="text">
      <style:text-properties fo:font-style="italic" style:font-size-asian="11pt" fo:font-size="11pt" fo:color="#538135" style:font-style-asian="italic" style:font-name-asian="Times New Roman" style:font-name="Calibri" style:font-style-complex="italic" fo:language="en" fo:country="US" style:language-asian="zh" style:country-asian="CN"/>
    </style:style>
    <style:style style:name="T101" style:family="text">
      <style:text-properties fo:font-style="italic" style:font-size-asian="11pt" fo:font-size="11pt" fo:color="#538135" style:font-style-asian="italic" style:font-name-asian="Times New Roman" style:font-name="Calibri" style:font-style-complex="italic" style:language-asian="zh" style:country-asian="CN" fo:language="en" fo:country="US"/>
    </style:style>
    <style:style style:name="T102" style:family="text">
      <style:text-properties fo:font-weight="normal" style:font-style-asian="italic" fo:language="ru" fo:country="RU" fo:font-size="11pt" style:use-window-font-color="true" style:font-name-complex="DejaVu Sans" style:language-complex="none" style:country-complex="none" style:text-line-through-mode="continuous" fo:text-shadow="none" style:text-outline="false" style:text-line-through-type="none" style:text-underline-style="none" style:text-underline-color="font-color" style:font-size-complex="6.80000019073486pt" style:font-name-asian="Times New Roman" style:font-weight-asian="normal" style:font-weight-complex="normal" style:text-emphasize="none" style:font-relief="none" style:text-overline-style="none" style:text-overline-color="font-color" style:font-name="Calibri" fo:font-style="italic" style:language-asian="zh" style:country-asian="CN" style:font-size-asian="11pt" style:font-style-complex="italic"/>
    </style:style>
    <style:style style:name="T103" style:family="text">
      <style:text-properties fo:font-style="italic" style:font-size-asian="11pt" style:font-style-asian="italic" style:font-name-asian="Times New Roman" style:font-style-complex="italic"/>
    </style:style>
    <style:style style:name="T104" style:family="text">
      <style:text-properties fo:font-style="italic" style:font-size-asian="11pt" style:font-style-asian="italic" style:font-name-asian="Times New Roman" style:font-style-complex="italic" fo:language="en" fo:country="US" style:language-asian="zh" style:country-asian="CN"/>
    </style:style>
    <style:style style:name="T105" style:family="text">
      <style:text-properties fo:font-style="italic" style:font-size-asian="11pt" style:font-style-asian="italic" style:font-name-asian="Times New Roman" style:font-style-complex="italic" style:language-asian="zh" style:country-asian="CN" fo:language="en" fo:country="US"/>
    </style:style>
    <style:style style:name="T106" style:family="text">
      <style:text-properties style:font-name-asian="Times New Roman" style:font-style-asian="italic" style:font-size-asian="11pt" style:font-style-complex="italic" fo:font-style="italic"/>
    </style:style>
    <style:style style:name="T107" style:family="text">
      <style:text-properties style:font-name-asian="Times New Roman" style:font-style-asian="italic" style:font-size-asian="11pt" style:font-style-complex="italic" fo:font-style="italic" style:language-asian="zh" style:country-asian="CN" fo:language="en" fo:country="US"/>
    </style:style>
    <style:style style:name="T108" style:family="text">
      <style:text-properties style:font-name-asian="Times New Roman" style:font-style-asian="italic" style:font-size-asian="11pt" style:font-style-complex="italic" fo:font-style="italic" fo:language="en" fo:country="US" style:language-asian="zh" style:country-asian="CN"/>
    </style:style>
    <style:style style:name="T109" style:family="text">
      <style:text-properties style:font-name-asian="Times New Roman" style:font-size-asian="11pt" fo:font-style="normal" style:font-style-asian="normal" style:font-style-complex="normal"/>
    </style:style>
    <style:style style:name="T110" style:family="text">
      <style:text-properties style:font-name-asian="Times New Roman" style:font-size-asian="11pt" fo:font-style="normal" style:font-style-asian="normal" style:font-style-complex="normal" fo:language="en" fo:country="US" style:language-asian="zh" style:country-asian="CN"/>
    </style:style>
  </office:automatic-styles>
  <office:body>
    <office:spreadsheet>
      <table:calculation-settings table:automatic-find-labels="false" table:use-regular-expressions="false" table:use-wildcards="true"/>
      <table:table table:name="HTML" table:style-name="ta1">
        <table:table-column table:style-name="co1" table:default-cell-style-name="ce37"/>
        <table:table-column table:style-name="co2" table:default-cell-style-name="ce37"/>
        <table:table-column table:style-name="co3" table:number-columns-repeated="1022" table:default-cell-style-name="ce37"/>
        <table:table-row table:style-name="ro1">
          <table:table-cell table:style-name="ce1" office:value-type="string" calcext:value-type="string">
            <text:p>Блочные элементы (занимают всю ширину страницы).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&lt;div&gt;… &lt;/div&gt;</text:p>
          </table:table-cell>
          <table:table-cell table:style-name="ce2" office:value-type="string" calcext:value-type="string">
            <text:p>блок, который может содержать что угодно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p&gt;&lt;/p&gt;</text:p>
          </table:table-cell>
          <table:table-cell table:style-name="ce2" office:value-type="string" calcext:value-type="string">
            <text:p>блок абзаца, отображается так, как требуют атрибуты и правила HTML, например, только с 1 пробелом между словам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&lt;pre&gt;&lt;/pre&gt;</text:p>
          </table:table-cell>
          <table:table-cell table:style-name="ce2" office:value-type="string" calcext:value-type="string">
            <text:p>блок отформатирвоанного текста, показыает текст со всеми переносами строк, пробелами, заданными в коде, моноширинным шрифтом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blockquote&gt;&lt;/blockquote&gt;</text:p>
          </table:table-cell>
          <table:table-cell table:style-name="ce2" office:value-type="string" calcext:value-type="string">
            <text:p>абзац цитаты, 8-пиксельный отступ слев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&lt;h1&gt;&lt;/h1&gt;</text:p>
          </table:table-cell>
          <table:table-cell table:style-name="ce2" office:value-type="string" calcext:value-type="string">
            <text:p>абзац заголовка 1 уровня.  Всего уровней 6. </text:p>
            <text:p>h1  - 1 на странице,  </text:p>
            <text:p>h2 - 2-4 штуки, </text:p>
            <text:p>h3 - 4-8 штук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hr/&gt;</text:p>
          </table:table-cell>
          <table:table-cell table:style-name="ce2" office:value-type="string" calcext:value-type="string">
            <text:p>горизонтальная линия. Horizontal ru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&lt;br/&gt;</text:p>
          </table:table-cell>
          <table:table-cell table:style-name="ce2" office:value-type="string" calcext:value-type="string">
            <text:p>перенос строки. Break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атрибуты блочных элементов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dir="rtl"</text:p>
          </table:table-cell>
          <table:table-cell table:style-name="ce4" office:value-type="string" calcext:value-type="string">
            <text:p>выравнивание справа</text:p>
          </table:table-cell>
          <table:table-cell table:number-columns-repeated="1022"/>
        </table:table-row>
        <table:table-row table:style-name="ro1" table:number-rows-repeated="7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Теги физической разметки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b&gt;&lt;/b&gt;</text:p>
          </table:table-cell>
          <table:table-cell table:style-name="ce4" office:value-type="string" calcext:value-type="string">
            <text:p>жирное начертание текста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i&gt;&lt;/i&gt;</text:p>
          </table:table-cell>
          <table:table-cell table:style-name="ce4" office:value-type="string" calcext:value-type="string">
            <text:p>курсив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s&gt;&lt;/s&gt; </text:p>
          </table:table-cell>
          <table:table-cell table:style-name="ce4" office:value-type="string" calcext:value-type="string">
            <text:p>перечеркнут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bdo dir="rtl"&gt; &lt;bdo/&gt;</text:p>
          </table:table-cell>
          <table:table-cell table:style-name="ce4" office:value-type="string" calcext:value-type="string">
            <text:p>разворачивает содержимое задом наперёд (Дом - моД)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small&gt;&lt;/small&gt;</text:p>
          </table:table-cell>
          <table:table-cell table:style-name="ce4" office:value-type="string" calcext:value-type="string">
            <text:p>размер на 1 единицу меньше (размер от 1 до 7, по умолчанию: 3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big&gt;&lt;/big&gt;</text:p>
          </table:table-cell>
          <table:table-cell table:style-name="ce4" office:value-type="string" calcext:value-type="string">
            <text:p>размер на 1 единицу больше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p&gt;&lt;/sup&gt;</text:p>
          </table:table-cell>
          <table:table-cell table:style-name="ce4" office:value-type="string" calcext:value-type="string">
            <text:p>верхний индекс (можно запомнить по кружку сверху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b&gt;&lt;/sub&gt;</text:p>
          </table:table-cell>
          <table:table-cell table:style-name="ce4" office:value-type="string" calcext:value-type="string">
            <text:p>нижний индекс (можно запомнить по кружку снизу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eter&gt;&lt;/meter&gt;</text:p>
          </table:table-cell>
          <table:table-cell table:style-name="ce8" office:value-type="string" calcext:value-type="string">
            <text:p>вывод значения из известного диапазона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progress&gt;&lt;/progress&gt;</text:p>
          </table:table-cell>
          <table:table-cell table:style-name="ce8" office:value-type="string" calcext:value-type="string">
            <text:p>отображение прогресса завершённости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&lt;span&gt;&lt;/span&gt;</text:p>
          </table:table-cell>
          <table:table-cell table:style-name="ce4" office:value-type="string" calcext:value-type="string">
            <text:p>выделяет текст для стилевого оформления с помощью CSS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2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Семантические</text:span><text:span text:style-name="T2"> </text:span><text:span text:style-name="T3">тэги</text:span></text:p>
          </table:table-cell>
          <table:table-cell table:style-name="ce38"/>
          <table:table-cell table:number-columns-repeated="1022"/>
        </table:table-row>
        <table:table-row table:style-name="ro1">
          <table:table-cell table:style-name="ce7" office:value-type="string" calcext:value-type="string">
            <text:p>&lt;footer&gt;&lt;/footer&gt;, <text:s/>&lt;header&gt;&lt;/header&gt;, <text:s/>&lt;main&gt;&lt;/main&gt;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&lt;article&gt;&lt;/article&gt;</text:p>
          </table:table-cell>
          <table:table-cell table:style-name="ce4" office:value-type="string" calcext:value-type="string">
            <text:p>самодостаточный по смыслу текст, стать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aside&gt;&lt;/aside&gt; </text:p>
          </table:table-cell>
          <table:table-cell table:style-name="ce4" office:value-type="string" calcext:value-type="string">
            <text:p>контент, стоящий в стороне от родительского 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nav&gt;&lt;/nav&gt;</text:p>
          </table:table-cell>
          <table:table-cell table:style-name="ce4" office:value-type="string" calcext:value-type="string">
            <text:p>тэг для группировки ссылок навигации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section&gt;&lt;/section&gt;</text:p>
          </table:table-cell>
          <table:table-cell table:style-name="ce18" office:value-type="string" calcext:value-type="string">
            <text:p>определяет раздел в документе</text:p>
          </table:table-cell>
          <table:table-cell table:number-columns-repeated="1022"/>
        </table:table-row>
        <table:table-row table:style-name="ro1" table:number-rows-repeated="7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Теги логической разметки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4" office:value-type="string" calcext:value-type="string">
            <text:p>&lt;abbr&gt;&lt;/abbr&gt;</text:p>
          </table:table-cell>
          <table:table-cell table:style-name="ce4" office:value-type="string" calcext:value-type="string">
            <text:p>указывает, что текст - аббревиатура. </text:p>
            <text:p>Атрибут title указывет текст всплывающей подсказк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cite&gt;&lt;/cite&gt;</text:p>
          </table:table-cell>
          <table:table-cell table:style-name="ce4" office:value-type="string" calcext:value-type="string">
            <text:p>сноска или цитат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code&gt;&lt;/code&gt;</text:p>
          </table:table-cell>
          <table:table-cell table:style-name="ce4" office:value-type="string" calcext:value-type="string">
            <text:p>текст, содержащий програмный код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strong&gt;&lt;/strong&gt; </text:p>
          </table:table-cell>
          <table:table-cell table:style-name="ce4" office:value-type="string" calcext:value-type="string">
            <text:p>выделяет текст жирным и выделит его для программ (например, читалок текста)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em&gt;&lt;/em&gt;</text:p>
          </table:table-cell>
          <table:table-cell table:style-name="ce4" office:value-type="string" calcext:value-type="string">
            <text:p>опять же логически выделяет кусок текста, в браузерах выделяется курсивом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del&gt;&lt;/del&gt;</text:p>
          </table:table-cell>
          <table:table-cell table:style-name="ce4" office:value-type="string" calcext:value-type="string">
            <text:p>обозначает удалённые элементы в версиях документа. В браузерах перечёркивает текс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ins&gt;&lt;/ins&gt;</text:p>
          </table:table-cell>
          <table:table-cell table:style-name="ce4" office:value-type="string" calcext:value-type="string">
            <text:p>добавленный текст, в браузерах подчёркивается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mark&gt;&lt;/mark&gt;</text:p>
          </table:table-cell>
          <table:table-cell table:style-name="ce4" office:value-type="string" calcext:value-type="string">
            <text:p>выделяет фрагмент текста. В браузерах - жёлтым фон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var&gt;&lt;/var&gt;</text:p>
          </table:table-cell>
          <table:table-cell table:style-name="ce4" office:value-type="string" calcext:value-type="string">
            <text:p>объявление переменных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details&gt; <text:s/>&lt;/details&gt;</text:p>
          </table:table-cell>
          <table:table-cell table:style-name="ce4" office:value-type="string" calcext:value-type="string">
            <text:p>задает выпадающую информацию, как spoiler!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time datetime="2017-12-25"&gt;25 декабря 2017&lt;/time&gt;</text:p>
          </table:table-cell>
          <table:table-cell table:style-name="ce4" office:value-type="string" calcext:value-type="string">
            <text:p>указание поисковой системе, что это дата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4" office:value-type="string" office:string-value="&lt;ruby&gt; Текст&#10;&lt;rt&gt;Аннотация&lt;/rt&gt;&lt;/ruby&gt;" calcext:value-type="string">
            <text:p><text:span text:style-name="T4">&lt;ruby&gt; Текст</text:span><text:span text:style-name="T4"/><text:span text:style-name="T4"/><text:span text:style-name="T4"/></text:p>
            <text:p><text:span text:style-name="T4">&lt;rt&gt;Аннотация&lt;/rt&gt;&lt;/ruby&gt;</text:span></text:p>
          </table:table-cell>
          <table:table-cell table:style-name="ce4" office:value-type="string" calcext:value-type="string">
            <text:p>задаёт аннотацию к тексту (мелкий текст сверху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rb&gt;Аннотация&lt;/rb&gt;</text:p>
          </table:table-cell>
          <table:table-cell table:style-name="ce4" office:value-type="string" calcext:value-type="string">
            <text:p>ещё один вариант аннотации</text:p>
          </table:table-cell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Маркированные списки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&lt;ul&gt;&lt;/ul&gt;</text:p>
          </table:table-cell>
          <table:table-cell table:style-name="ce4" office:value-type="string" calcext:value-type="string">
            <text:p>маркированный список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атрибут type="circle"</text:p>
          </table:table-cell>
          <table:table-cell table:style-name="ce4" office:value-type="string" calcext:value-type="string">
            <text:p>вид маркера. disc, circle или square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ol&gt;&lt;/ol&gt; </text:p>
          </table:table-cell>
          <table:table-cell table:style-name="ce4" office:value-type="string" calcext:value-type="string">
            <text:p>нумерованный (упорядоченный) список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атрибут type="A" </text:p>
          </table:table-cell>
          <table:table-cell table:style-name="ce4" office:value-type="string" calcext:value-type="string">
            <text:p><text:span text:style-name="T96">вид маркера. </text:span><text:span text:style-name="T97">A, a, I </text:span><text:span text:style-name="T96">или</text:span><text:span text:style-name="T97"> I</text:span>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start= </text:p>
          </table:table-cell>
          <table:table-cell table:style-name="ce4" office:value-type="string" calcext:value-type="string">
            <text:p><text:span text:style-name="T96">начало</text:span><text:span text:style-name="T97"> </text:span><text:span text:style-name="T98">нумерации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ue=</text:p>
          </table:table-cell>
          <table:table-cell table:style-name="ce4" office:value-type="string" calcext:value-type="string">
            <text:p>задаёт конкретное значение нумерац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li&gt;&lt;/li&gt;</text:p>
          </table:table-cell>
          <table:table-cell table:style-name="ce4" office:value-type="string" calcext:value-type="string">
            <text:p>один элемент списка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Ссылки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11" office:value-type="string" calcext:value-type="string">
            <text:p>&lt;a&gt;&lt;/a&gt;</text:p>
          </table:table-cell>
          <table:table-cell table:style-name="ce4" office:value-type="string" calcext:value-type="string">
            <text:p>создает ссылку на документ, страницу сайта, якорь или внешний ресурс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ref=</text:p>
          </table:table-cell>
          <table:table-cell table:style-name="ce4" office:value-type="string" calcext:value-type="string">
            <text:p>указывает адрес переход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itle="GOOGLE"</text:p>
          </table:table-cell>
          <table:table-cell table:style-name="ce4" office:value-type="string" calcext:value-type="string">
            <text:p>всплывающая подсказка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accesskey="t" </text:p>
          </table:table-cell>
          <table:table-cell table:style-name="ce4" office:value-type="string" calcext:value-type="string">
            <text:p>комбинация горячих клавиш, по которым сработает ссылка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target="_blank"</text:p>
          </table:table-cell>
          <table:table-cell table:style-name="ce4" office:value-type="string" calcext:value-type="string">
            <text:p>указывает, в каком окне нужно открыть ссылку blank или self</text:p>
          </table:table-cell>
          <table:table-cell table:number-columns-repeated="1022"/>
        </table:table-row>
        <table:table-row table:style-name="ro1" table:number-rows-repeated="4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Размещение картинки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img/&gt;</text:p>
          </table:table-cell>
          <table:table-cell table:style-name="ce4" office:value-type="string" calcext:value-type="string">
            <text:p>тег для размещения изображени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c="" <text:s text:c="2"/></text:p>
          </table:table-cell>
          <table:table-cell table:style-name="ce4" office:value-type="string" calcext:value-type="string">
            <text:p>атрибут для указанеия источника картин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lt="" </text:p>
          </table:table-cell>
          <table:table-cell table:style-name="ce4" office:value-type="string" calcext:value-type="string">
            <text:p>значение выводится вместо картинки, если та не загрузит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dth и height </text:p>
          </table:table-cell>
          <table:table-cell table:style-name="ce4" office:value-type="string" calcext:value-type="string">
            <text:p>высота и ширина. <text:s/>Надо соблюдать пропорции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&lt;figure&gt;&lt;/figure&gt;</text:p>
          </table:table-cell>
          <table:table-cell table:style-name="ce4" office:value-type="string" calcext:value-type="string">
            <text:p>задает характеристики иллюстрациям, фото, диаграммам, а также фрагментам кода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figure&gt;&lt;img src="img/park.jpg" /&gt;&lt;/figure&gt;</text:p>
          </table:table-cell>
          <table:table-cell table:style-name="ce4" office:value-type="string" calcext:value-type="string">
            <text:p>описание кратинки внутри figur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figcaption&gt;Описание картинки&lt;/figcaption&gt;</text:p>
          </table:table-cell>
          <table:table-cell table:style-name="ce4" office:value-type="string" calcext:value-type="string">
            <text:p>задает описание картинке, заключенной в &lt;figure&gt;</text:p>
          </table:table-cell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Таблицы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map&gt;&lt;/map&gt;</text:p>
          </table:table-cell>
          <table:table-cell table:style-name="ce4" office:value-type="string" calcext:value-type="string">
            <text:p>карта с областями, которые описываются тегом &lt;area/&gt;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able&gt;&lt;/table&gt;</text:p>
          </table:table-cell>
          <table:table-cell table:style-name="ce4" office:value-type="string" calcext:value-type="string">
            <text:p>таблиц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head&gt;&lt;/thead&gt;</text:p>
          </table:table-cell>
          <table:table-cell table:style-name="ce4" office:value-type="string" calcext:value-type="string">
            <text:p>верхняя часть таблицы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&lt;tbody&gt;&lt;/tbody&gt; </text:p>
          </table:table-cell>
          <table:table-cell table:style-name="ce4" office:value-type="string" calcext:value-type="string">
            <text:p>центральная цасть таблиц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foot&gt;&lt;/tfoot&gt;</text:p>
          </table:table-cell>
          <table:table-cell table:style-name="ce4" office:value-type="string" calcext:value-type="string">
            <text:p>нижняя часть таблицы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&lt;tr&gt;&lt;/tr&gt; </text:p>
          </table:table-cell>
          <table:table-cell table:style-name="ce4"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d&gt;&lt;/td&gt; </text:p>
          </table:table-cell>
          <table:table-cell table:style-name="ce4" office:value-type="string" calcext:value-type="string">
            <text:p>ячейк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th&gt;&lt;/th&gt;</text:p>
          </table:table-cell>
          <table:table-cell table:style-name="ce4" office:value-type="string" calcext:value-type="string">
            <text:p>ячейка с жирным начертанием текста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арибут colspan="3"</text:p>
          </table:table-cell>
          <table:table-cell table:style-name="ce4" office:value-type="string" calcext:value-type="string">
            <text:p>объединение колонок в этой ячейке (ячеек по горизонтали)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арибут rowspan="2"</text:p>
          </table:table-cell>
          <table:table-cell table:style-name="ce4" office:value-type="string" calcext:value-type="string">
            <text:p>объединение строчек в этой ячейке (ячеек по вертикали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арибут align="center"</text:p>
          </table:table-cell>
          <table:table-cell table:style-name="ce4" office:value-type="string" calcext:value-type="string">
            <text:p>выравнивание текста по центру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&lt;colgroup&gt;&lt;/colgroup&gt;</text:p>
          </table:table-cell>
          <table:table-cell table:style-name="ce4" office:value-type="string" calcext:value-type="string">
            <text:p>группирует один или более столбцов для единого форматирования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col&gt;&lt;/col&gt;</text:p>
          </table:table-cell>
          <table:table-cell table:style-name="ce4" office:value-type="string" calcext:value-type="string">
            <text:p>формирует группы столбцов, которые делят таблицу на разделы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4">
          <table:table-cell table:style-name="ce13" office:value-type="string" calcext:value-type="string">
            <text:p>Аудио-дорожка с кнопками проигрывания, паузы, полосой перемотки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4" office:value-type="string" calcext:value-type="string">
            <text:p>&lt;audio <text:s/>controls&gt;</text:p>
          </table:table-cell>
          <table:table-cell table:style-name="ce18" office:value-type="string" calcext:value-type="string">
            <text:p>размещение на странице аудиодоржоки с кнопками управления плееро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a href="name.ogg"&gt;Download&lt;/a&gt;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4" office:value-type="string" calcext:value-type="string">
            <text:p>&lt;source src="name.mp3"/&gt;</text:p>
          </table:table-cell>
          <table:table-cell table:style-name="ce4" office:value-type="string" calcext:value-type="string">
            <text:p>указываются ссылки на несколько форматов файлов для разных браузеров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source src="name.ogg"/&gt;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7" office:value-type="string" calcext:value-type="string">
            <text:p>&lt;/audio&gt;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Размещение видео</text:p>
          </table:table-cell>
          <table:table-cell table:style-name="ce3"/>
          <table:table-cell table:number-columns-repeated="1022"/>
        </table:table-row>
        <table:table-row table:style-name="ro6">
          <table:table-cell table:style-name="ce33" office:value-type="string" office:string-value="&lt;video controls loop poster=&quot;img/poster.png&quot; width=&quot;800&quot;&gt;&#10;&lt;source src=&quot;name.mp4&quot;/&gt;&#10;&lt;source src=&quot;name.ogg&quot;/&gt;&#10;&lt;source src=&quot;name.webm&quot;/&gt;&#10;&lt;/video&gt;" calcext:value-type="string">
            <text:p><text:span text:style-name="T5">&lt;video controls loop poster="img/poster.png" width="800"&gt;</text:span></text:p>
            <text:p><text:span text:style-name="T5">&lt;source src="name.mp4"/&gt;</text:span><text:span text:style-name="T5"/></text:p>
            <text:p><text:span text:style-name="T5">&lt;source src="name.ogg"/&gt;</text:span><text:span text:style-name="T5"/></text:p>
            <text:p><text:span text:style-name="T5">&lt;source src="name.webm"/&gt;</text:span></text:p>
            <text:p><text:span text:style-name="T5">&lt;/video&gt;</text:span></text:p>
          </table:table-cell>
          <table:table-cell table:style-name="ce5"/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6">ФОРМА</text:span><text:span text:style-name="T7"> </text:span><text:span text:style-name="T8">ввода</text:span><text:span text:style-name="T7"> </text:span><text:span text:style-name="T8">данных</text:span><text:span text:style-name="T7"> </text:span><text:span text:style-name="T8">пользователем</text:span></text:p>
          </table:table-cell>
          <table:table-cell table:style-name="ce3"/>
          <table:table-cell table:number-columns-repeated="1022"/>
        </table:table-row>
        <table:table-row table:style-name="ro7">
          <table:table-cell table:style-name="ce7" office:value-type="string" calcext:value-type="string">
            <text:p>&lt;form method="post" action="001_form.html" enctype="text/plain" autocomplete="on"&gt;</text:p>
            <text:p><text:span text:style-name="T9">&lt;/form&gt;</text:span></text:p>
          </table:table-cell>
          <table:table-cell table:style-name="ce5"/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Короткие скрипты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output&gt; результат обработки скрипта &lt;/output&gt;</text:p>
          </table:table-cell>
          <table:table-cell table:style-name="ce4" office:value-type="string" calcext:value-type="string">
            <text:p>выводит результат скрипт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&lt;form oninput="result.value=(cm.value/2.54).tiFixed(2)"&gt;</text:p>
          </table:table-cell>
          <table:table-cell table:style-name="ce4" office:value-type="string" calcext:value-type="string">
            <text:p>скрипт, переводящий сантиметры в дюймы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<text:span text:style-name="T10">&lt;p&gt; Введите длину в сантиметрах:</text:span></text:p>
            <text:p><text:span text:style-name="T5">&lt;input type="nuber" name="cm" autofocus&gt;</text:span></text:p>
            <text:p><text:span text:style-name="T5">&lt;/p&gt;</text:span></text:p>
            <text:p><text:span text:style-name="T11">&lt;p&gt; </text:span><text:span text:style-name="T10">Длина</text:span><text:span text:style-name="T12"> </text:span><text:span text:style-name="T10">в</text:span><text:span text:style-name="T13"> </text:span><text:span text:style-name="T10">дюймах</text:span><text:span text:style-name="T13">: &lt;output name="result"&gt;0&lt;/output&gt;&lt;/p&gt;</text:span></text:p>
          </table:table-cell>
          <table:table-cell table:style-name="ce5" office:value-type="string" calcext:value-type="string">
            <text:p>Пример оформления скрипта</text:p>
          </table:table-cell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МЕТА-ТЕГИ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&lt;meta charset="utf-8" /&gt;</text:p>
          </table:table-cell>
          <table:table-cell table:style-name="ce4" office:value-type="string" calcext:value-type="string">
            <text:p>кодировка текста страницы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&lt;meta name="description" content="Описание страницы для выдачи в поисковике" /&gt;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4" office:value-type="string" calcext:value-type="string">
            <text:p>&lt;meta name="keywords" content="Ключевые слова, описывающие содержание сайта" /&gt;</text:p>
          </table:table-cell>
          <table:table-cell table:style-name="ce5"/>
          <table:table-cell table:number-columns-repeated="1022"/>
        </table:table-row>
        <table:table-row table:style-name="ro4">
          <table:table-cell table:style-name="ce4" office:value-type="string" calcext:value-type="string">
            <text:p>&lt;meta name="robots" content="noindex, nofollow" /&gt;</text:p>
          </table:table-cell>
          <table:table-cell table:style-name="ce4" office:value-type="string" calcext:value-type="string">
            <text:p>говорит поисковым роботам Неиндексировать страницу и НЕпереходить по ссылкам на ней</text:p>
          </table:table-cell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СТРУКТУРИРОВАННЫЕ ДАННЫЕ</text:p>
          </table:table-cell>
          <table:table-cell table:style-name="ce3"/>
          <table:table-cell table:number-columns-repeated="1022"/>
        </table:table-row>
        <table:table-row table:style-name="ro6">
          <table:table-cell table:style-name="ce5" office:value-type="string" office:string-value="&lt;p itemscope&gt;- в любом теге (p или section)  itemscope задаёт зону назначения структурированных данных&#10;&lt;span itemprop=”name”&gt;Иосиф Сталин&lt;/span&gt;&#10;     &lt;span itemprop=”birth_year”&gt; 1879&lt;/span&gt;&#10;&lt;p/&gt;" calcext:value-type="string">
            <text:p><text:span text:style-name="T14">&lt;p </text:span><text:span text:style-name="T15">itemscope&gt;</text:span><text:span text:style-name="T15"/><text:span text:style-name="T15"/><text:span text:style-name="T15"/><text:span text:style-name="T15"/><text:span text:style-name="T15"/><text:span text:style-name="T16">- в любом теге (</text:span><text:span text:style-name="T17">p</text:span><text:span text:style-name="T18"> или </text:span><text:span text:style-name="T17">section</text:span><text:span text:style-name="T18">)  </text:span><text:span text:style-name="T17">itemscope</text:span><text:span text:style-name="T18"> задаёт зону назначения структурированных данных</text:span></text:p>
            <text:p><text:span text:style-name="T14"/><text:span text:style-name="T19">&lt;span </text:span><text:span text:style-name="T20">itemprop</text:span><text:span text:style-name="T21">=”</text:span><text:span text:style-name="T22">name</text:span><text:span text:style-name="T21">”&gt;</text:span><text:span text:style-name="T14">Иосиф</text:span><text:span text:style-name="T23"> </text:span><text:span text:style-name="T14">Сталин</text:span><text:span text:style-name="T19">&lt;/span&gt;</text:span></text:p>
            <text:p><text:span text:style-name="T5">     &lt;span </text:span><text:span text:style-name="T24">itemprop</text:span><text:span text:style-name="T5">=”</text:span><text:span text:style-name="T25">birth_year</text:span><text:span text:style-name="T5">”&gt; 1879&lt;/span&gt;</text:span></text:p>
            <text:p><text:span text:style-name="T10">&lt;</text:span><text:span text:style-name="T13">p</text:span><text:span text:style-name="T10">/&gt;</text:span></text:p>
          </table:table-cell>
          <table:table-cell table:style-name="ce5"/>
          <table:table-cell table:number-columns-repeated="1022"/>
        </table:table-row>
        <table:table-row table:style-name="ro8">
          <table:table-cell table:style-name="ce34" office:value-type="string" calcext:value-type="string">
            <text:p><text:span text:style-name="T14">&lt;</text:span><text:span text:style-name="T21">section</text:span><text:span text:style-name="T14"> </text:span><text:span text:style-name="T19">itemscope</text:span><text:span text:style-name="T14"> </text:span><text:span text:style-name="T26">itemtype</text:span><text:span text:style-name="T14">=”</text:span><text:span text:style-name="T27"><text:a xlink:href="http://schema.org/Person" xlink:type="simple">http://schema.org/Person</text:a></text:span><text:span text:style-name="T28">”&gt;</text:span></text:p>
            <text:p><text:span text:style-name="T29">&lt;p </text:span><text:span text:style-name="T30">itemprop=</text:span><text:span text:style-name="T31">”affilation” </text:span><text:span text:style-name="T32"> </text:span><text:span text:style-name="T30">itemscope </text:span><text:span text:style-name="T33">itemtype=”</text:span><text:span text:style-name="T34">http://schema.org/Organization</text:span><text:span text:style-name="T32">”&gt;</text:span></text:p>
            <text:p><text:span text:style-name="T35"/><text:span text:style-name="T35"/></text:p>
            <text:p><text:span text:style-name="T36">&lt;</text:span><text:span text:style-name="T37">p</text:span><text:span text:style-name="T38">/&gt;</text:span></text:p>
            <text:p><text:span text:style-name="T36">&lt;/section&gt;</text:span></text:p>
          </table:table-cell>
          <table:table-cell table:style-name="ce34" office:value-type="string" calcext:value-type="string">
            <text:p><text:span text:style-name="T99">задаем схему микроданных с сайта </text:span><text:span text:style-name="T100">schema</text:span><text:span text:style-name="T99">.</text:span><text:span text:style-name="T101">org</text:span></text:p>
            <text:p><text:span text:style-name="T101"/></text:p>
            <text:p><text:span text:style-name="T102"># схема Организации внутри схемы «Человек»</text:span>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35" office:value-type="string" calcext:value-type="string">
            <text:p><text:span text:style-name="T39">if</text:span><text:span text:style-name="T40"> (</text:span><text:span text:style-name="T41">cars</text:span><text:span text:style-name="T40">[</text:span><text:span text:style-name="T41">i</text:span><text:span text:style-name="T40">].</text:span><text:span text:style-name="T41">dataset</text:span><text:span text:style-name="T40">.</text:span><text:span text:style-name="T41">engine</text:span><text:span text:style-name="T40">=”</text:span><text:span text:style-name="T41">VR</text:span><text:span text:style-name="T40">6”)</text:span></text:p>
          </table:table-cell>
          <table:table-cell table:style-name="ce39" office:value-type="string" calcext:value-type="string">
            <text:p><text:span text:style-name="T103">Метод .</text:span><text:span text:style-name="T104">dataset</text:span><text:span text:style-name="T103"> - можно использовать в </text:span><text:span text:style-name="T105">JavaScript</text:span><text:span text:style-name="T103"> для выборки конкретных элементов: </text:span></text:p>
            <text:p><text:span text:style-name="T106">после точки указываем имя аттрибута без префикса </text:span><text:span text:style-name="T107">data</text:span><text:span text:style-name="T106">….   или</text:span><text:span text:style-name="T108"> .getAttribute(“data-cengine”)</text:span></text:p>
          </table:table-cell>
          <table:table-cell table:number-columns-repeated="1022"/>
        </table:table-row>
        <table:table-row table:style-name="ro9">
          <table:table-cell table:style-name="ce5" office:value-type="string" calcext:value-type="string">
            <text:p><text:span text:style-name="T42">h1&gt; </text:span><text:span text:style-name="T43">Гараж</text:span><text:span text:style-name="T44"> </text:span><text:span text:style-name="T43">автомобилей</text:span><text:span text:style-name="T44">&lt;/h1&gt;</text:span></text:p>
            <text:p><text:span text:style-name="T45">&lt;ul&gt;</text:span></text:p>
            <text:p><text:span text:style-name="T46">&lt;li </text:span><text:span text:style-name="T47">data-year</text:span><text:span text:style-name="T48">=”</text:span><text:span text:style-name="T49">1996</text:span><text:span text:style-name="T48">” </text:span><text:span text:style-name="T47">data-color</text:span><text:span text:style-name="T48">=”</text:span><text:span text:style-name="T50">белый</text:span><text:span text:style-name="T51">” </text:span><text:span text:style-name="T52">data-engine</text:span><text:span text:style-name="T53">=”</text:span><text:span text:style-name="T54">VR6</text:span><text:span text:style-name="T53">”&gt;Cabrio&lt;/li&gt;</text:span></text:p>
            <text:p><text:span text:style-name="T46">&lt;li </text:span><text:span text:style-name="T47">data-year</text:span><text:span text:style-name="T48">=”</text:span><text:span text:style-name="T49">1993</text:span><text:span text:style-name="T48">” </text:span><text:span text:style-name="T47">data-color</text:span><text:span text:style-name="T48">=”</text:span><text:span text:style-name="T50">фиолетовый</text:span><text:span text:style-name="T51">” </text:span><text:span text:style-name="T52">data-engine</text:span><text:span text:style-name="T53">=”</text:span><text:span text:style-name="T54">VR6</text:span><text:span text:style-name="T53">”&gt;Corrado&lt;/li&gt;</text:span></text:p>
            <text:p><text:span text:style-name="T45">&lt;/ul&gt;</text:span></text:p>
          </table:table-cell>
          <table:table-cell table:style-name="ce40" office:value-type="string" calcext:value-type="string">
            <text:p><text:span text:style-name="T109">Метод .</text:span><text:span text:style-name="T110">innerHTML</text:span><text:span text:style-name="T109"> возвращает текст внутри тега. В нашем случае </text:span><text:span text:style-name="T110">Cabrio</text:span><text:span text:style-name="T109"> или </text:span><text:span text:style-name="T110">Corrado</text:span>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36" office:value-type="string" calcext:value-type="string">
            <text:p>Drag and drop </text:p>
          </table:table-cell>
          <table:table-cell table:style-name="ce3"/>
          <table:table-cell table:number-columns-repeated="1022"/>
        </table:table-row>
        <table:table-row table:style-name="ro10">
          <table:table-cell table:style-name="ce5" office:value-type="string" calcext:value-type="string">
            <text:p><text:span text:style-name="T55">&lt;div </text:span><text:span text:style-name="T56">id</text:span><text:span text:style-name="T57">=”</text:span><text:span text:style-name="T58">pants</text:span><text:span text:style-name="T57">” </text:span><text:span text:style-name="T56">data-price</text:span><text:span text:style-name="T57">=”</text:span><text:span text:style-name="T58">30</text:span><text:span text:style-name="T57">” </text:span><text:span text:style-name="T56">data-color</text:span><text:span text:style-name="T57">=”</text:span><text:span text:style-name="T58">белый</text:span><text:span text:style-name="T57">” </text:span><text:span text:style-name="T56">draggable</text:span><text:span text:style-name="T57">=”</text:span><text:span text:style-name="T58">true</text:span><text:span text:style-name="T57">”&gt;</text:span><text:span text:style-name="T14">Шорты</text:span><text:span text:style-name="T19">&lt;h5&gt; Calvin Klein&lt;/h5&gt; &lt;/div&gt; </text:span></text:p>
            <text:p><text:span text:style-name="T59">&lt;div </text:span><text:span text:style-name="T60">id</text:span><text:span text:style-name="T61">=”</text:span><text:span text:style-name="T62">shirt</text:span><text:span text:style-name="T61">” </text:span><text:span text:style-name="T60">data-price</text:span><text:span text:style-name="T61">=”</text:span><text:span text:style-name="T62">20</text:span><text:span text:style-name="T61">” </text:span><text:span text:style-name="T60">data-color</text:span><text:span text:style-name="T61">=”</text:span><text:span text:style-name="T63">серый</text:span><text:span text:style-name="T64">” </text:span><text:span text:style-name="T65">draggable</text:span><text:span text:style-name="T64">=”</text:span><text:span text:style-name="T66">true</text:span><text:span text:style-name="T64">”&gt;</text:span><text:span text:style-name="T67">Рубашка</text:span><text:span text:style-name="T68">&lt;h5&gt; </text:span><text:span text:style-name="T67">Твоё</text:span><text:span text:style-name="T69">&lt;/h5&gt; &lt;/div&gt;</text:span></text:p>
            <text:p><text:span text:style-name="T11">&lt;div </text:span><text:span text:style-name="T70">id</text:span><text:span text:style-name="T71">=”</text:span><text:span text:style-name="T72">cart</text:span><text:span text:style-name="T71">”&gt; </text:span><text:span text:style-name="T10">Сумма</text:span><text:span text:style-name="T73"> </text:span><text:span text:style-name="T10">заказа</text:span><text:span text:style-name="T13">: &lt;span&gt;&lt;/span&gt;$&lt;/div&gt;</text:span></text:p>
            <text:p><text:span text:style-name="T10">&lt;</text:span><text:span text:style-name="T73">div</text:span><text:span text:style-name="T10"> </text:span><text:span text:style-name="T74">id</text:span><text:span text:style-name="T10">=”</text:span><text:span text:style-name="T75">target</text:span><text:span text:style-name="T10">”&gt; Корзина покупок, переносите товары сюда&lt;/</text:span><text:span text:style-name="T13">div</text:span><text:span text:style-name="T10">&gt;</text:span></text:p>
            <text:p><text:span text:style-name="T76">&lt;div </text:span><text:span text:style-name="T77">id</text:span><text:span text:style-name="T78">=”</text:span><text:span text:style-name="T79">summ</text:span><text:span text:style-name="T78">”&gt; </text:span><text:span text:style-name="T10">Сумма</text:span><text:span text:style-name="T73"> </text:span><text:span text:style-name="T10">заказа</text:span><text:span text:style-name="T13">: &lt;span&gt;&lt;/span&gt;$&lt;/div&gt;</text:span></text:p>
            <text:p><text:span text:style-name="T5">&lt;/div&gt;</text:span></text:p>
          </table:table-cell>
          <table:table-cell table:style-name="ce5"/>
          <table:table-cell table:number-columns-repeated="1022"/>
        </table:table-row>
        <table:table-row table:style-name="ro11">
          <table:table-cell table:style-name="ce5" office:value-type="string" calcext:value-type="string">
            <text:p><text:span text:style-name="T5">window.onload=</text:span><text:span text:style-name="T25">function</text:span><text:span text:style-name="T5">() {</text:span></text:p>
            <text:p><text:span text:style-name="T80">var</text:span><text:span text:style-name="T5"> shirt = document.getElementById(“</text:span><text:span text:style-name="T24">shirt</text:span><text:span text:style-name="T5">”); </text:span><text:span text:style-name="T81">var</text:span><text:span text:style-name="T5"> pants = document.getElementById(“</text:span><text:span text:style-name="T24">pants</text:span><text:span text:style-name="T5">”);</text:span></text:p>
            <text:p><text:span text:style-name="T82">var</text:span><text:span text:style-name="T5"> target = document.getElementById(“</text:span><text:span text:style-name="T24">target</text:span><text:span text:style-name="T5">”);</text:span></text:p>
            <text:p><text:span text:style-name="T82">var</text:span><text:span text:style-name="T5"> price = document.getElementByTagName(“</text:span><text:span text:style-name="T24">span</text:span><text:span text:style-name="T5">”)[0];</text:span></text:p>
            <text:p><text:span text:style-name="T5">price.innerHTML = 0;</text:span></text:p>
            <text:p><text:span text:style-name="T82">var</text:span><text:span text:style-name="T5"> arr = [];</text:span></text:p>
            <text:p><text:span text:style-name="T82">var</text:span><text:span text:style-name="T5"> data;</text:span></text:p>
            <text:p><text:span text:style-name="T5">arr.push(shirt, pants);</text:span></text:p>
          </table:table-cell>
          <table:table-cell table:style-name="ce5"/>
          <table:table-cell table:number-columns-repeated="1022"/>
        </table:table-row>
        <table:table-row table:style-name="ro12">
          <table:table-cell table:style-name="ce5" office:value-type="string" office:string-value="for (i=0; i&lt;arr.length; i++) {&#10;# Начало перетаскивания&#10;arr[i].addEventListener(‘dragstart’, function (evt) {&#10;whis.style.border = “4px solid orange”;&#10;evt.dataTransfer.effectAllowed = “move”; } false);&#10;# Конец перетаскивания&#10;arr[i].addEventListener(‘dragend’, function (evt) {&#10;whis.style.border = “1px solid green”;&#10;evt.dataTransfer.effectAllowed = “ move”; &#10;evt.dataTransfer.setData(“Text”, this.id); } false);" calcext:value-type="string">
            <text:p><text:span text:style-name="T5">for (i=0; i&lt;arr.length; i++) {</text:span></text:p>
            <text:p><text:span text:style-name="T83"># </text:span><text:span text:style-name="T84">Начало перетаскивания</text:span></text:p>
            <text:p><text:span text:style-name="T5">arr[i].addEventListener(‘</text:span><text:span text:style-name="T24">dragstart’</text:span><text:span text:style-name="T5">, </text:span><text:span text:style-name="T25">function</text:span><text:span text:style-name="T5"> (evt) {</text:span></text:p>
            <text:p><text:span text:style-name="T5"/><text:span text:style-name="T5">whis.style.border = “</text:span><text:span text:style-name="T85">4px solid orange</text:span><text:span text:style-name="T5">”;</text:span></text:p>
            <text:p><text:span text:style-name="T5"/><text:span text:style-name="T5">evt.dataTransfer.effectAllowed = “</text:span><text:span text:style-name="T85">move</text:span><text:span text:style-name="T5">”; } false);</text:span></text:p>
            <text:p><text:span text:style-name="T86"># </text:span><text:span text:style-name="T87">Конец</text:span><text:span text:style-name="T88"> </text:span><text:span text:style-name="T87">перетаскивания</text:span></text:p>
            <text:p><text:span text:style-name="T5">arr[i].addEventListener(‘</text:span><text:span text:style-name="T24">dragend’</text:span><text:span text:style-name="T5">, </text:span><text:span text:style-name="T25">function</text:span><text:span text:style-name="T5"> (evt) {</text:span></text:p>
            <text:p><text:span text:style-name="T5"/><text:span text:style-name="T5">whis.style.border = “</text:span><text:span text:style-name="T85">1px solid green</text:span><text:span text:style-name="T5">”;</text:span></text:p>
            <text:p><text:span text:style-name="T5"/><text:span text:style-name="T5">evt.dataTransfer.effectAllowed = “ </text:span><text:span text:style-name="T85">move</text:span><text:span text:style-name="T5">”; </text:span></text:p>
            <text:p><text:span text:style-name="T89">evt.dataTransfer.setData(“</text:span><text:span text:style-name="T90">Text</text:span><text:span text:style-name="T89">”, </text:span><text:span text:style-name="T91">this</text:span><text:span text:style-name="T89">.id); } </text:span><text:span text:style-name="T91">false</text:span><text:span text:style-name="T89">);</text:span></text:p>
          </table:table-cell>
          <table:table-cell table:style-name="ce5"/>
          <table:table-cell table:number-columns-repeated="1022"/>
        </table:table-row>
        <table:table-row table:style-name="ro13">
          <table:table-cell table:style-name="ce5" office:value-type="string" calcext:value-type="string">
            <text:p><text:span text:style-name="T84"># Изменение целевой области при переносе на неё товара</text:span></text:p>
            <text:p><text:span text:style-name="T89">target.addEventListener(“</text:span><text:span text:style-name="T92">dragenter</text:span><text:span text:style-name="T89">”, </text:span><text:span text:style-name="T91">function</text:span><text:span text:style-name="T89"> (evt) { </text:span><text:span text:style-name="T91">this</text:span><text:span text:style-name="T89">.style.backgroundColor=”</text:span><text:span text:style-name="T93">green</text:span><text:span text:style-name="T89">”;}, </text:span><text:span text:style-name="T91">false</text:span><text:span text:style-name="T89">;</text:span></text:p>
            <text:p><text:span text:style-name="T84"># Изменение целевой области при переносе товара из её области наружу</text:span></text:p>
            <text:p><text:span text:style-name="T89">target.addEventListener(“</text:span><text:span text:style-name="T92">dragleave</text:span><text:span text:style-name="T89">”, </text:span><text:span text:style-name="T91">function</text:span><text:span text:style-name="T89"> (evt) { </text:span><text:span text:style-name="T91">this</text:span><text:span text:style-name="T89">.style.backgroundColor=”</text:span><text:span text:style-name="T93">blue</text:span><text:span text:style-name="T89">”;}, </text:span><text:span text:style-name="T91">false</text:span><text:span text:style-name="T89">;</text:span></text:p>
            <text:p><text:span text:style-name="T84"># Изменение целевой области при отпускании товара над ней, для приёма объекта нужно отменить стандартный обработчик:</text:span></text:p>
            <text:p><text:span text:style-name="T5">target.addEventListener(“</text:span><text:span text:style-name="T24">dragover</text:span><text:span text:style-name="T5">”, </text:span><text:span text:style-name="T25">function</text:span><text:span text:style-name="T5"> (evt) { </text:span></text:p>
            <text:p><text:span text:style-name="T94">if</text:span><text:span text:style-name="T89"> (evt.preventDefault) evt.preventDefault(); </text:span><text:span text:style-name="T95">return false</text:span><text:span text:style-name="T89">;},  </text:span><text:span text:style-name="T91">false</text:span><text:span text:style-name="T89">;</text:span></text:p>
            <text:p><text:span text:style-name="T82">this</text:span><text:span text:style-name="T5">.style.backgroundColor=”blue”;}, </text:span><text:span text:style-name="T25">false</text:span><text:span text:style-name="T5">;</text:span></text:p>
          </table:table-cell>
          <table:table-cell table:style-name="ce5"/>
          <table:table-cell table:number-columns-repeated="1022"/>
        </table:table-row>
        <table:table-row table:style-name="ro12">
          <table:table-cell table:style-name="ce5" office:value-type="string" office:string-value="# Изменение целевой области при отпускании товара над ней&#10;target.addEventListener(“drop”, function (evt) { &#10;if (evt.preventDefault) evt.preventDefault();&#10;if (evt.stopPropagation) evt.stopPropagation();&#10;this.style.border=””;&#10;var id = evt.dataTransfer.getData(“Text”);&#10;var elem = document.getElementById(id);&#10;this.appendChild(elem);&#10;price.innerHTML= + (price.innerHTML) + + (elem.getAttribute(“data-price”));  &#10;return false;}, false;" calcext:value-type="string">
            <text:p><text:span text:style-name="T84"># Изменение целевой области при отпускании товара над ней</text:span></text:p>
            <text:p><text:span text:style-name="T5">target.addEventListener(“</text:span><text:span text:style-name="T24">drop</text:span><text:span text:style-name="T5">”, </text:span><text:span text:style-name="T25">function</text:span><text:span text:style-name="T5"> (evt) { </text:span></text:p>
            <text:p><text:span text:style-name="T5"/><text:span text:style-name="T25">if</text:span><text:span text:style-name="T5"> (evt.preventDefault) evt.preventDefault();</text:span></text:p>
            <text:p><text:span text:style-name="T82">if</text:span><text:span text:style-name="T5"> (evt.stopPropagation) evt.stopPropagation();</text:span></text:p>
            <text:p><text:span text:style-name="T82">this</text:span><text:span text:style-name="T5">.style.border=</text:span><text:span text:style-name="T85">””</text:span><text:span text:style-name="T5">;</text:span></text:p>
            <text:p><text:span text:style-name="T82">var</text:span><text:span text:style-name="T5"> id = evt.dataTransfer.getData(“</text:span><text:span text:style-name="T85">Text</text:span><text:span text:style-name="T5">”);</text:span></text:p>
            <text:p><text:span text:style-name="T82">var</text:span><text:span text:style-name="T5"> elem = document.getElementById(id);</text:span></text:p>
            <text:p><text:span text:style-name="T82">this</text:span><text:span text:style-name="T5">.appendChild(elem);</text:span></text:p>
            <text:p><text:span text:style-name="T5">price.innerHTML= + (price.innerHTML) + + (elem.getAttribute(“</text:span><text:span text:style-name="T85">data-price</text:span><text:span text:style-name="T5">”));  </text:span></text:p>
            <text:p><text:span text:style-name="T82">return false</text:span><text:span text:style-name="T5">;}, </text:span><text:span text:style-name="T25">false</text:span><text:span text:style-name="T5">;</text:span></text:p>
          </table:table-cell>
          <table:table-cell table:style-name="ce5"/>
          <table:table-cell table:number-columns-repeated="1022"/>
        </table:table-row>
        <table:table-row table:style-name="ro1" table:number-rows-repeated="5">
          <table:table-cell table:style-name="ce5" table:number-columns-repeated="2"/>
          <table:table-cell table:number-columns-repeated="1022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F" svg:font-family="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 style:data-style-name="N2" text:time-value="10:00:14.3554630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1-06T11:02:51.999647692</dc:date>
    <meta:editing-duration>P3DT12H18M54S</meta:editing-duration>
    <meta:editing-cycles>1263</meta:editing-cycles>
    <meta:document-statistic meta:table-count="1" meta:cell-count="186" meta:object-count="0"/>
  </office:meta>
</office:document-meta>
</file>